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3.411cm" style:rel-column-width="1935*"/>
    </style:style>
    <style:style style:name="Table1.B" style:family="table-column">
      <style:table-column-properties style:column-width="13.589cm" style:rel-column-width="7710*"/>
    </style:style>
    <style:style style:name="Table1.A1" style:family="table-cell">
      <style:table-cell-properties style:writing-mode="page"/>
    </style:style>
    <style:style style:name="P1" style:family="paragraph" style:parent-style-name="Preformatted_20_Text">
      <style:text-properties fo:font-size="12pt" style:font-size-asian="12pt" style:font-size-complex="12pt"/>
    </style:style>
    <style:style style:name="P2" style:family="paragraph" style:parent-style-name="Preformatted_20_Text">
      <style:paragraph-properties fo:margin-left="1.251cm" fo:margin-right="0cm" fo:text-indent="0cm" style:auto-text-indent="false"/>
      <style:text-properties fo:font-size="12pt" style:font-size-asian="12pt" style:font-size-complex="12pt"/>
    </style:style>
    <style:style style:name="P3" style:family="paragraph" style:parent-style-name="Heading_20_1" style:list-style-name=""/>
    <style:style style:name="P4" style:family="paragraph" style:parent-style-name="Heading_20_1">
      <style:paragraph-properties fo:break-before="page"/>
    </style:style>
    <style:style style:name="P5" style:family="paragraph" style:parent-style-name="Standard">
      <style:text-properties officeooo:rsid="0012b18c" officeooo:paragraph-rsid="0012b18c"/>
    </style:style>
    <style:style style:name="P6" style:family="paragraph" style:parent-style-name="Standard" style:list-style-name="L1">
      <style:text-properties officeooo:rsid="0012b18c" officeooo:paragraph-rsid="0012b18c"/>
    </style:style>
    <style:style style:name="P7" style:family="paragraph" style:parent-style-name="Standard" style:list-style-name="L2">
      <style:text-properties officeooo:rsid="0012b18c" officeooo:paragraph-rsid="0012b18c"/>
    </style:style>
    <style:style style:name="P8" style:family="paragraph" style:parent-style-name="Standard">
      <style:text-properties officeooo:paragraph-rsid="0012b18c"/>
    </style:style>
    <style:style style:name="P9" style:family="paragraph" style:parent-style-name="Standard" style:list-style-name="L1">
      <style:text-properties officeooo:paragraph-rsid="0012b18c"/>
    </style:style>
    <style:style style:name="P10" style:family="paragraph" style:parent-style-name="Standard">
      <style:text-properties officeooo:rsid="00142c22" officeooo:paragraph-rsid="00142c22"/>
    </style:style>
    <style:style style:name="P11" style:family="paragraph" style:parent-style-name="Standard" style:list-style-name="L2">
      <style:text-properties officeooo:rsid="00142c22" officeooo:paragraph-rsid="00142c22"/>
    </style:style>
    <style:style style:name="P12" style:family="paragraph" style:parent-style-name="Standard" style:list-style-name="L2">
      <style:text-properties officeooo:paragraph-rsid="0012b18c"/>
    </style:style>
    <style:style style:name="P13" style:family="paragraph" style:parent-style-name="Standard" style:list-style-name="L3">
      <style:text-properties officeooo:paragraph-rsid="00142c22"/>
    </style:style>
    <style:style style:name="P14" style:family="paragraph" style:parent-style-name="Standard">
      <style:text-properties officeooo:paragraph-rsid="00142c22"/>
    </style:style>
    <style:style style:name="P15" style:family="paragraph" style:parent-style-name="Standard">
      <style:text-properties officeooo:rsid="0017eed4" officeooo:paragraph-rsid="0017eed4"/>
    </style:style>
    <style:style style:name="P16" style:family="paragraph" style:parent-style-name="Standard">
      <style:text-properties officeooo:rsid="00187ce7" officeooo:paragraph-rsid="00142c22"/>
    </style:style>
    <style:style style:name="P17" style:family="paragraph" style:parent-style-name="Standard">
      <style:text-properties officeooo:rsid="001a9f0c" officeooo:paragraph-rsid="001a9f0c"/>
    </style:style>
    <style:style style:name="P18" style:family="paragraph" style:parent-style-name="Standard">
      <style:text-properties officeooo:rsid="001bb40d" officeooo:paragraph-rsid="001bb40d"/>
    </style:style>
    <style:style style:name="P19" style:family="paragraph" style:parent-style-name="Table_20_Contents">
      <style:text-properties officeooo:rsid="001bb40d" officeooo:paragraph-rsid="001bb40d"/>
    </style:style>
    <style:style style:name="T1" style:family="text">
      <style:text-properties officeooo:rsid="0012b18c"/>
    </style:style>
    <style:style style:name="T2" style:family="text">
      <style:text-properties officeooo:rsid="00142c22"/>
    </style:style>
    <style:style style:name="T3" style:family="text">
      <style:text-properties officeooo:rsid="001610cb"/>
    </style:style>
    <style:style style:name="T4" style:family="text">
      <style:text-properties fo:font-size="12pt" style:font-size-asian="12pt" style:font-size-complex="12pt"/>
    </style:style>
    <style:style style:name="T5" style:family="text">
      <style:text-properties officeooo:rsid="00187ce7"/>
    </style:style>
    <style:style style:name="T6" style:family="text">
      <style:text-properties officeooo:rsid="001a9f0c"/>
    </style:style>
    <style:style style:name="T7" style:family="text">
      <style:text-properties officeooo:rsid="001bb40d"/>
    </style:style>
    <style:style style:name="T8" style:family="text">
      <style:text-properties style:text-position="super 5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mander X16 Assembler</text:p>
      <text:p text:style-name="P5"/>
      <text:p text:style-name="P5">This is the preliminary <text:span text:style-name="T2">outline</text:span> specification for a reuseable 65C02 assembler for the Commander X16.</text:p>
      <text:h text:style-name="Heading_20_1" text:outline-level="1">Assembler</text:h>
      <text:p text:style-name="P14"><text:span text:style-name="T1">The assembler will be standard 65C02 mnemonics with the standard variations (e.g. ASL / ASL A), operating as a 2 pass assembler. </text:span></text:p>
      <text:p text:style-name="P14"/>
      <text:p text:style-name="P14"><text:span text:style-name="T1">Labels are identified either as an unknown mnemonic or ending with a colon. ; delimits comments outside quoted strings.</text:span></text:p>
      <text:p text:style-name="P14"/>
      <text:p text:style-name="P10">Line lengths are limited to 80 characters.</text:p>
      <text:h text:style-name="Heading_20_1" text:outline-level="1">Expressions</text:h>
      <text:p text:style-name="P8">Expressions will support the following <text:span text:style-name="T1">using 16 bits</text:span> :</text:p>
      <text:p text:style-name="P8"/>
      <text:list text:style-name="L1">
        <text:list-item>
          <text:p text:style-name="P9"><text:span text:style-name="T1">B</text:span>inary operators with standard precedence : + - * / % &amp; (and) | (or) ^ (exclusive or) &gt;&gt; &lt;&lt; <text:span text:style-name="T1">(shift right/left)</text:span></text:p>
        </text:list-item>
        <text:list-item>
          <text:p text:style-name="P6">Unary operators : - (parenthesis) * (program counter) &gt; and &lt; (lower and upper 8 bits)</text:p>
        </text:list-item>
        <text:list-item>
          <text:p text:style-name="P6">Terms : label, decimal, $&lt;hexadecimal&gt; %&lt;binary&gt; ‘&lt;character code&gt;’</text:p>
        </text:list-item>
      </text:list>
      <text:p text:style-name="P5"/>
      <text:p text:style-name="P5">A label consists of an alphabetic character followed by a sequence of alphanumeric characters or underscore. Labels beginning with underscore only have scope between two labels beginning with an alphabetic character.</text:p>
      <text:h text:style-name="Heading_20_1" text:outline-level="1">Pseudo Operations</text:h>
      <text:p text:style-name="P8"><text:span text:style-name="T1">Standard 65C02 </text:span><text:span text:style-name="T2">opcodes are :</text:span></text:p>
      <text:p text:style-name="P8"/>
      <text:list text:style-name="L2">
        <text:list-item>
          <text:p text:style-name="P12">.<text:span text:style-name="T2">byte <text:tab/>&lt;byte&gt;,&lt;byte&gt;<text:tab/><text:tab/><text:tab/><text:tab/>Sequence of bytes</text:span></text:p>
        </text:list-item>
        <text:list-item>
          <text:p text:style-name="P11">.word <text:s/>&lt;word&gt;,&lt;word&gt; <text:tab/><text:tab/><text:tab/><text:tab/>Sequence of words in low/high order</text:p>
        </text:list-item>
        <text:list-item>
          <text:p text:style-name="P7">.<text:span text:style-name="T2">text &lt;ascii string in quotes|byte&gt; <text:tab/><text:tab/>Sequence of quoted strings or bytes</text:span></text:p>
        </text:list-item>
        <text:list-item>
          <text:p text:style-name="P7">.<text:span text:style-name="T2">fill &lt;count&gt; <text:tab/><text:tab/><text:tab/><text:tab/><text:tab/><text:tab/>Unused memory block.</text:span></text:p>
        </text:list-item>
        <text:list-item>
          <text:p text:style-name="P7">.<text:span text:style-name="T2">include &lt;file&gt;<text:tab/><text:tab/><text:tab/><text:tab/><text:tab/>Include a disk file.</text:span></text:p>
        </text:list-item>
      </text:list>
      <text:p text:style-name="P5"/>
      <text:p text:style-name="P10">Additional opcodes:</text:p>
      <text:p text:style-name="P10"/>
      <text:list text:style-name="L3">
        <text:list-item>
          <text:p text:style-name="P13"><text:span text:style-name="T2">.bank <text:tab/>&lt;n&gt; <text:tab/>Sets the current code bank, also sets the program counter to $A000.</text:span></text:p>
        </text:list-item>
      </text:list>
      <text:h text:style-name="Heading_20_1" text:outline-level="1">Conditional Compiles</text:h>
      <text:p text:style-name="P14"><text:span text:style-name="T2">(Possibly ? </text:span><text:span text:style-name="T6">Maybe very simple single level ?</text:span><text:span text:style-name="T2">)</text:span></text:p>
      <text:p text:style-name="P16"/>
      <text:h text:style-name="P3" text:outline-level="1"/>
      <text:h text:style-name="P4" text:outline-level="1">Macros</text:h>
      <text:p text:style-name="P10">Text substitution macros are permitted to a depth of probably 4 to 5.</text:p>
      <text:p text:style-name="P10"/>
      <text:p text:style-name="P10">.macro &lt;name&gt;<text:tab/>Begins a macro</text:p>
      <text:p text:style-name="P10">.endm <text:tab/><text:tab/>Terminates a macro </text:p>
      <text:p text:style-name="P10">\1 \2 \3 <text:tab/><text:tab/><text:span text:style-name="T3">textual</text:span> substitutions of up to 3 arguments.</text:p>
      <text:p text:style-name="P10"/>
      <text:p text:style-name="P15">An issue here is are these arguments allowed to be quoted strings. While this is tempting it does create some storage issues. Perhaps initially not, <text:span text:style-name="T5">but consider the possibility of adding such later .</text:span></text:p>
      <text:h text:style-name="Heading_20_2" text:outline-level="2">Example</text:h>
      <text:p text:style-name="Preformatted_20_Text"><text:span text:style-name="T4"><text:tab/>.macro set16</text:span></text:p>
      <text:p text:style-name="P1"><text:tab/>lda <text:tab/>#(&gt;\2)</text:p>
      <text:p text:style-name="P1"><text:tab/>sta <text:tab/>\1</text:p>
      <text:p text:style-name="P1"><text:tab/>lda <text:tab/>#(&lt;\2)</text:p>
      <text:p text:style-name="P1"><text:tab/>sta <text:tab/>1+(\1)</text:p>
      <text:p text:style-name="P1"><text:tab/>.endm</text:p>
      <text:h text:style-name="Heading_20_1" text:outline-level="1">Basic</text:h>
      <text:p text:style-name="P15">Integration of an assembler into BASIC is non trivial, as such integrated assemblers <text:span text:style-name="T7">(e.g. BBC BASIC) </text:span>use the functionality of the interpreter, most obviously, they use the expression evaluator and variable storage systems, <text:span text:style-name="T6">and sometimes the tokeniser</text:span>. This is not practical in Microsoft BASIC largely because of the 2 character name limitation, added to which engineering it in would be extremely messy. </text:p>
      <text:p text:style-name="P15"><text:line-break/>An alternative might be to store code in program lines and have it assembled, maybe using quotes (or fixing BASIC) to stop it tokenising the code.</text:p>
      <text:p text:style-name="P15"/>
      <text:p text:style-name="P2">1000 “<text:span text:style-name="T6">start: </text:span>lda #42</text:p>
      <text:p text:style-name="P2">1010 “jsr <text:span text:style-name="T7">&amp;</text:span>FFD2</text:p>
      <text:p text:style-name="P2">1020 “rts</text:p>
      <text:p text:style-name="P2"/>
      <text:p text:style-name="P15">then add a command to assemble from line 1000 at a given location e.g. ASSEMBLE 1000,&amp;9800 then the routine can be run via SYS &amp;9800. <text:span text:style-name="T6">The label would likely be inaccessible from BASIC. </text:span></text:p>
      <text:p text:style-name="P15"/>
      <text:p text:style-name="P15">Probably something for later.</text:p>
      <text:p text:style-name="P15"/>
      <text:p text:style-name="P18">Whilst integrated assemblers can be very pleasant to use, they are expensive in memory usage. The above 8 byte program would occupy about 45 bytes of program memory for its source.</text:p>
      <text:h text:style-name="P4" text:outline-level="1">Interface</text:h>
      <text:p text:style-name="P15">To maximise reusability the assembler operates through a simple API. </text:p>
      <text:p text:style-name="P15"/>
      <text:p text:style-name="P15">On the input side, one can open a file, read a byte from it (assuming ASCII) and close it, this is done at an abstraction level one above the Kernal. </text:p>
      <text:p text:style-name="P15"/>
      <text:p text:style-name="P15">RAM based assembly can be done with a faux file “RAM” or similar, which returns a stream from the location the editor text is stored in.</text:p>
      <text:p text:style-name="P5"/>
      <text:p text:style-name="P15">On the output side, a vector is provided when starting the assembler which receives the target address and code, with which it can do what it likes, store it in that target address, write it to a file etc.</text:p>
      <text:p text:style-name="P15"/>
      <text:p text:style-name="P15">Errors are returned individually along with a line number and file name.</text:p>
      <text:p text:style-name="P15"/>
      <text:p text:style-name="P15">If a classic assembler listing Is required this could be done using another vector which receives a stream of ASCII characters, again, the system may do what it wishes with it.</text:p>
      <text:p text:style-name="P15"/>
      <text:p text:style-name="P17">Paul Robson.</text:p>
      <text:p text:style-name="P17"/>
      <text:h text:style-name="Heading_20_2" text:outline-level="2">Revisions</text:h>
      <table:table table:name="Table1" table:style-name="Table1">
        <table:table-column table:style-name="Table1.A"/>
        <table:table-column table:style-name="Table1.B"/>
        <table:table-row>
          <table:table-cell table:style-name="Table1.A1" office:value-type="string">
            <text:p text:style-name="P19">8<text:span text:style-name="T8">th</text:span> August 2023</text:p>
          </table:table-cell>
          <table:table-cell table:style-name="Table1.A1" office:value-type="string">
            <text:p text:style-name="P19">First outline specification</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8T10:08:28.721963188</meta:creation-date>
    <dc:date>2023-08-08T10:51:21.792104021</dc:date>
    <meta:editing-duration>PT42M50S</meta:editing-duration>
    <meta:editing-cycles>7</meta:editing-cycles>
    <meta:generator>LibreOffice/7.5.5.2$Linux_X86_64 LibreOffice_project/50$Build-2</meta:generator>
    <meta:document-statistic meta:table-count="1" meta:image-count="0" meta:object-count="0" meta:page-count="3" meta:paragraph-count="56" meta:word-count="634" meta:character-count="3766" meta:non-whitespace-character-count="3153"/>
  </office:meta>
</office:document-meta>
</file>